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32cm" svg:height="8.509cm" svg:x="1.254cm" svg:y="1cm">
          <text:p/>
        </draw:rect>
        <draw:rect draw:style-name="gr2" draw:text-style-name="P2" xml:id="id2" draw:id="id2" draw:layer="layout" svg:width="2.794cm" svg:height="1.651cm" svg:x="1.889cm" svg:y="2.905cm">
          <text:p text:style-name="P1"><text:span text:style-name="T1">homing</text:span></text:p>
        </draw:rect>
        <draw:rect draw:style-name="gr2" draw:text-style-name="P2" draw:layer="layout" svg:width="4.197cm" svg:height="1.905cm" svg:x="13.827cm" svg:y="3.159cm">
          <text:p text:style-name="P1"><text:span text:style-name="T1">Funcionamiento</text:span></text:p>
          <text:p text:style-name="P1"><text:span text:style-name="T1">normal</text:span></text:p>
        </draw:rect>
        <draw:circle draw:style-name="gr3" draw:text-style-name="P1" xml:id="id1" draw:id="id1" draw:layer="layout" svg:width="0.508cm" svg:height="0.508cm" svg:x="2.143cm" svg:y="1.254cm">
          <text:p/>
        </draw:circle>
        <draw:frame draw:style-name="gr4" draw:text-style-name="P3" draw:layer="layout" svg:width="3.048cm" svg:height="1.199cm" svg:x="3.159cm" svg:y="1.508cm">
          <draw:text-box>
            <text:p><text:span text:style-name="T2">inicialización</text:span></text:p>
          </draw:text-box>
        </draw:frame>
        <draw:connector draw:style-name="gr5" draw:text-style-name="P1" draw:layer="layout" draw:type="curve" svg:x1="2.651cm" svg:y1="1.508cm" svg:x2="3.286cm" svg:y2="2.905cm" draw:start-shape="id1" draw:start-glue-point="1" draw:end-shape="id2" draw:end-glue-point="0" svg:d="M2651 1508c424 0 635 465 635 1397">
          <text:p/>
        </draw:connector>
        <draw:frame draw:style-name="gr6" draw:layer="layout" svg:width="0.502cm" svg:height="1.204cm" svg:x="10.017cm" svg:y="6.461cm">
          <draw:text-box>
            <text:p/>
          </draw:text-box>
        </draw:frame>
        <draw:rect draw:style-name="gr2" draw:text-style-name="P2" draw:layer="layout" svg:width="2.794cm" svg:height="1.651cm" svg:x="9.128cm" svg:y="7.731cm">
          <text:p text:style-name="P1"><text:span text:style-name="T1">Err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10T01:44:06.60</dc:date>
    <dc:creator>ian </dc:creator>
    <meta:editing-duration>PT9H44M34S</meta:editing-duration>
    <meta:editing-cycles>109</meta:editing-cycles>
    <meta:generator>OpenOffice/4.1.3$Win32 OpenOffice.org_project/413m1$Build-9783</meta:generator>
    <meta:document-statistic meta:object-count="8"/>
  </office:meta>
</office:document-meta>
</file>